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>
            <text:p>Populacja</text:p>
          </table:table-cell>
          <table:table-cell table:number-columns-repeated="3"/>
          <table:table-cell office:value-type="string">
            <text:p>Współ.</text:p>
          </table:table-cell>
          <table:table-cell office:value-type="string">
            <text:p>Współ.</text:p>
          </table:table-cell>
          <table:table-cell office:value-type="string">
            <text:p>Przyro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(w tys..</text:p>
          </table:table-cell>
          <table:table-cell office:value-type="string">
            <text:p>Urodzenia</text:p>
          </table:table-cell>
          <table:table-cell office:value-type="string">
            <text:p>Zgony</text:p>
          </table:table-cell>
          <table:table-cell office:value-type="string">
            <text:p>Przyrost</text:p>
          </table:table-cell>
          <table:table-cell office:value-type="string">
            <text:p>urodzeń żywych</text:p>
          </table:table-cell>
          <table:table-cell office:value-type="string">
            <text:p>zgonów</text:p>
          </table:table-cell>
          <table:table-cell office:value-type="string">
            <text:p>naturalny</text:p>
          </table:table-cell>
          <table:table-cell office:value-type="string">
            <text:p>Dzietność </text:p>
          </table:table-cell>
          <table:table-cell office:value-type="string">
            <text:p>Imigracja </text:p>
          </table:table-cell>
          <table:table-cell office:value-type="string">
            <text:p>Emigracja </text:p>
          </table:table-cell>
          <table:table-cell office:value-type="string">
            <text:p>Saldo</text:p>
          </table:table-cell>
        </table:table-row>
        <table:table-row table:style-name="ro1">
          <table:table-cell office:value-type="string">
            <text:p>Rok </text:p>
          </table:table-cell>
          <table:table-cell office:value-type="string">
            <text:p>stan na 31.12.) </text:p>
          </table:table-cell>
          <table:table-cell office:value-type="string">
            <text:p>żywe </text:p>
          </table:table-cell>
          <table:table-cell office:value-type="string">
            <text:p>ogółem </text:p>
          </table:table-cell>
          <table:table-cell office:value-type="string">
            <text:p>naturalny </text:p>
          </table:table-cell>
          <table:table-cell office:value-type="string">
            <text:p>(na 1000) </text:p>
          </table:table-cell>
          <table:table-cell office:value-type="string">
            <text:p>(na 1000) </text:p>
          </table:table-cell>
          <table:table-cell office:value-type="string">
            <text:p>(na 1000) </text:p>
          </table:table-cell>
          <table:table-cell table:number-columns-repeated="3"/>
          <table:table-cell office:value-type="string">
            <text:p>Migracji</text:p>
          </table:table-cell>
        </table:table-row>
        <table:table-row table:style-name="ro2">
          <table:table-cell office:value-type="string">
            <text:p>1946 </text:p>
          </table:table-cell>
          <table:table-cell office:value-type="float" office:value="23640">
            <text:p>23640</text:p>
          </table:table-cell>
          <table:table-cell office:value-type="float" office:value="622500">
            <text:p>622500</text:p>
          </table:table-cell>
          <table:table-cell office:value-type="float" office:value="241800">
            <text:p>241800</text:p>
          </table:table-cell>
          <table:table-cell office:value-type="float" office:value="380700">
            <text:p>380700</text:p>
          </table:table-cell>
          <table:table-cell office:value-type="float" office:value="26.2">
            <text:p>26,2</text:p>
          </table:table-cell>
          <table:table-cell office:value-type="float" office:value="10.2">
            <text:p>10,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 office:value-type="string">
            <text:p>1947 </text:p>
          </table:table-cell>
          <table:table-cell office:value-type="float" office:value="23754">
            <text:p>23754</text:p>
          </table:table-cell>
          <table:table-cell office:value-type="float" office:value="681200">
            <text:p>681200</text:p>
          </table:table-cell>
          <table:table-cell office:value-type="float" office:value="258400">
            <text:p>258400</text:p>
          </table:table-cell>
          <table:table-cell office:value-type="float" office:value="422800">
            <text:p>422800</text:p>
          </table:table-cell>
          <table:table-cell office:value-type="float" office:value="28.7">
            <text:p>28,7</text:p>
          </table:table-cell>
          <table:table-cell office:value-type="float" office:value="10.9">
            <text:p>10,9</text:p>
          </table:table-cell>
          <table:table-cell office:value-type="float" office:value="17.8">
            <text:p>17,8</text:p>
          </table:table-cell>
          <table:table-cell table:number-columns-repeated="4"/>
        </table:table-row>
        <table:table-row table:style-name="ro2">
          <table:table-cell office:value-type="string">
            <text:p>1948 </text:p>
          </table:table-cell>
          <table:table-cell office:value-type="float" office:value="24211">
            <text:p>24211</text:p>
          </table:table-cell>
          <table:table-cell office:value-type="float" office:value="704800">
            <text:p>704800</text:p>
          </table:table-cell>
          <table:table-cell office:value-type="float" office:value="267300">
            <text:p>267300</text:p>
          </table:table-cell>
          <table:table-cell office:value-type="float" office:value="437500">
            <text:p>437500</text:p>
          </table:table-cell>
          <table:table-cell office:value-type="float" office:value="29.4">
            <text:p>29,4</text:p>
          </table:table-cell>
          <table:table-cell office:value-type="float" office:value="11.2">
            <text:p>11,2</text:p>
          </table:table-cell>
          <table:table-cell office:value-type="float" office:value="18.2">
            <text:p>18,2</text:p>
          </table:table-cell>
          <table:table-cell table:number-columns-repeated="4"/>
        </table:table-row>
        <table:table-row table:style-name="ro2">
          <table:table-cell office:value-type="string">
            <text:p>1949 </text:p>
          </table:table-cell>
          <table:table-cell office:value-type="float" office:value="24613">
            <text:p>24613</text:p>
          </table:table-cell>
          <table:table-cell office:value-type="float" office:value="725100">
            <text:p>725100</text:p>
          </table:table-cell>
          <table:table-cell office:value-type="float" office:value="280500">
            <text:p>280500</text:p>
          </table:table-cell>
          <table:table-cell office:value-type="float" office:value="444600">
            <text:p>444600</text:p>
          </table:table-cell>
          <table:table-cell office:value-type="float" office:value="29.7">
            <text:p>29,7</text:p>
          </table:table-cell>
          <table:table-cell office:value-type="float" office:value="11.5">
            <text:p>11,5</text:p>
          </table:table-cell>
          <table:table-cell office:value-type="float" office:value="18.2">
            <text:p>18,2</text:p>
          </table:table-cell>
          <table:table-cell table:number-columns-repeated="4"/>
        </table:table-row>
        <table:table-row table:style-name="ro2">
          <table:table-cell office:value-type="string">
            <text:p>1950 </text:p>
          </table:table-cell>
          <table:table-cell office:value-type="float" office:value="25035">
            <text:p>25035</text:p>
          </table:table-cell>
          <table:table-cell office:value-type="float" office:value="763100">
            <text:p>763100</text:p>
          </table:table-cell>
          <table:table-cell office:value-type="float" office:value="288700">
            <text:p>288700</text:p>
          </table:table-cell>
          <table:table-cell office:value-type="float" office:value="474400">
            <text:p>474400</text:p>
          </table:table-cell>
          <table:table-cell office:value-type="float" office:value="30.7">
            <text:p>30,7</text:p>
          </table:table-cell>
          <table:table-cell office:value-type="float" office:value="11.6">
            <text:p>11,6</text:p>
          </table:table-cell>
          <table:table-cell office:value-type="float" office:value="19.1">
            <text:p>19,1</text:p>
          </table:table-cell>
          <table:table-cell table:number-columns-repeated="4"/>
        </table:table-row>
        <table:table-row table:style-name="ro2">
          <table:table-cell office:value-type="string">
            <text:p>1951 </text:p>
          </table:table-cell>
          <table:table-cell office:value-type="float" office:value="25507">
            <text:p>25507</text:p>
          </table:table-cell>
          <table:table-cell office:value-type="float" office:value="783600">
            <text:p>783600</text:p>
          </table:table-cell>
          <table:table-cell office:value-type="float" office:value="312300">
            <text:p>312300</text:p>
          </table:table-cell>
          <table:table-cell office:value-type="float" office:value="471300">
            <text:p>471300</text:p>
          </table:table-cell>
          <table:table-cell office:value-type="float" office:value="31">
            <text:p>31</text:p>
          </table:table-cell>
          <table:table-cell office:value-type="float" office:value="12.4">
            <text:p>12,4</text:p>
          </table:table-cell>
          <table:table-cell office:value-type="float" office:value="18.6">
            <text:p>18,6</text:p>
          </table:table-cell>
          <table:table-cell table:number-columns-repeated="4"/>
        </table:table-row>
        <table:table-row table:style-name="ro2">
          <table:table-cell office:value-type="string">
            <text:p>1952 </text:p>
          </table:table-cell>
          <table:table-cell office:value-type="float" office:value="25999">
            <text:p>25999</text:p>
          </table:table-cell>
          <table:table-cell office:value-type="float" office:value="779000">
            <text:p>779000</text:p>
          </table:table-cell>
          <table:table-cell office:value-type="float" office:value="286700">
            <text:p>286700</text:p>
          </table:table-cell>
          <table:table-cell office:value-type="float" office:value="492300">
            <text:p>492300</text:p>
          </table:table-cell>
          <table:table-cell office:value-type="float" office:value="30.2">
            <text:p>30,2</text:p>
          </table:table-cell>
          <table:table-cell office:value-type="float" office:value="11.1">
            <text:p>11,1</text:p>
          </table:table-cell>
          <table:table-cell office:value-type="float" office:value="19.1">
            <text:p>19,1</text:p>
          </table:table-cell>
          <table:table-cell table:number-columns-repeated="4"/>
        </table:table-row>
        <table:table-row table:style-name="ro2">
          <table:table-cell office:value-type="string">
            <text:p>1953 </text:p>
          </table:table-cell>
          <table:table-cell office:value-type="float" office:value="26511">
            <text:p>26511</text:p>
          </table:table-cell>
          <table:table-cell office:value-type="float" office:value="779000">
            <text:p>779000</text:p>
          </table:table-cell>
          <table:table-cell office:value-type="float" office:value="266500">
            <text:p>266500</text:p>
          </table:table-cell>
          <table:table-cell office:value-type="float" office:value="512500">
            <text:p>512500</text:p>
          </table:table-cell>
          <table:table-cell office:value-type="float" office:value="29.7">
            <text:p>29,7</text:p>
          </table:table-cell>
          <table:table-cell office:value-type="float" office:value="10.2">
            <text:p>10,2</text:p>
          </table:table-cell>
          <table:table-cell office:value-type="float" office:value="19.5">
            <text:p>19,5</text:p>
          </table:table-cell>
          <table:table-cell table:number-columns-repeated="4"/>
        </table:table-row>
        <table:table-row table:style-name="ro2">
          <table:table-cell office:value-type="string">
            <text:p>1954 </text:p>
          </table:table-cell>
          <table:table-cell office:value-type="float" office:value="27012">
            <text:p>27012</text:p>
          </table:table-cell>
          <table:table-cell office:value-type="float" office:value="778100">
            <text:p>778100</text:p>
          </table:table-cell>
          <table:table-cell office:value-type="float" office:value="276400">
            <text:p>276400</text:p>
          </table:table-cell>
          <table:table-cell office:value-type="float" office:value="501700">
            <text:p>501700</text:p>
          </table:table-cell>
          <table:table-cell office:value-type="float" office:value="29.1">
            <text:p>29,1</text:p>
          </table:table-cell>
          <table:table-cell office:value-type="float" office:value="10.3">
            <text:p>10,3</text:p>
          </table:table-cell>
          <table:table-cell office:value-type="float" office:value="18.8">
            <text:p>18,8</text:p>
          </table:table-cell>
          <table:table-cell table:number-columns-repeated="4"/>
        </table:table-row>
        <table:table-row table:style-name="ro2">
          <table:table-cell office:value-type="string">
            <text:p>1955 </text:p>
          </table:table-cell>
          <table:table-cell office:value-type="float" office:value="27550">
            <text:p>27550</text:p>
          </table:table-cell>
          <table:table-cell office:value-type="float" office:value="793800">
            <text:p>793800</text:p>
          </table:table-cell>
          <table:table-cell office:value-type="float" office:value="261600">
            <text:p>261600</text:p>
          </table:table-cell>
          <table:table-cell office:value-type="float" office:value="532200">
            <text:p>532200</text:p>
          </table:table-cell>
          <table:table-cell office:value-type="float" office:value="29.1">
            <text:p>29,1</text:p>
          </table:table-cell>
          <table:table-cell office:value-type="float" office:value="9.6">
            <text:p>9,6</text:p>
          </table:table-cell>
          <table:table-cell office:value-type="float" office:value="19.5">
            <text:p>19,5</text:p>
          </table:table-cell>
          <table:table-cell table:number-columns-repeated="4"/>
        </table:table-row>
        <table:table-row table:style-name="ro2">
          <table:table-cell office:value-type="string">
            <text:p>1956 </text:p>
          </table:table-cell>
          <table:table-cell office:value-type="float" office:value="28080">
            <text:p>28080</text:p>
          </table:table-cell>
          <table:table-cell office:value-type="float" office:value="779800">
            <text:p>779800</text:p>
          </table:table-cell>
          <table:table-cell office:value-type="float" office:value="249600">
            <text:p>249600</text:p>
          </table:table-cell>
          <table:table-cell office:value-type="float" office:value="530200">
            <text:p>530200</text:p>
          </table:table-cell>
          <table:table-cell office:value-type="float" office:value="28.1">
            <text:p>28,1</text:p>
          </table:table-cell>
          <table:table-cell office:value-type="float" office:value="9">
            <text:p>9</text:p>
          </table:table-cell>
          <table:table-cell office:value-type="float" office:value="19.1">
            <text:p>19,1</text:p>
          </table:table-cell>
          <table:table-cell table:number-columns-repeated="4"/>
        </table:table-row>
        <table:table-row table:style-name="ro2">
          <table:table-cell office:value-type="string">
            <text:p>1957 </text:p>
          </table:table-cell>
          <table:table-cell office:value-type="float" office:value="28540">
            <text:p>28540</text:p>
          </table:table-cell>
          <table:table-cell office:value-type="float" office:value="782300">
            <text:p>782300</text:p>
          </table:table-cell>
          <table:table-cell office:value-type="float" office:value="269100">
            <text:p>269100</text:p>
          </table:table-cell>
          <table:table-cell office:value-type="float" office:value="513200">
            <text:p>513200</text:p>
          </table:table-cell>
          <table:table-cell office:value-type="float" office:value="27.6">
            <text:p>27,6</text:p>
          </table:table-cell>
          <table:table-cell office:value-type="float" office:value="9.5">
            <text:p>9,5</text:p>
          </table:table-cell>
          <table:table-cell office:value-type="float" office:value="18.1">
            <text:p>18,1</text:p>
          </table:table-cell>
          <table:table-cell table:number-columns-repeated="4"/>
        </table:table-row>
        <table:table-row table:style-name="ro2">
          <table:table-cell office:value-type="string">
            <text:p>1958 </text:p>
          </table:table-cell>
          <table:table-cell office:value-type="float" office:value="29000">
            <text:p>29000</text:p>
          </table:table-cell>
          <table:table-cell office:value-type="float" office:value="755500">
            <text:p>755500</text:p>
          </table:table-cell>
          <table:table-cell office:value-type="float" office:value="241400">
            <text:p>241400</text:p>
          </table:table-cell>
          <table:table-cell office:value-type="float" office:value="514100">
            <text:p>514100</text:p>
          </table:table-cell>
          <table:table-cell office:value-type="float" office:value="26.3">
            <text:p>26,3</text:p>
          </table:table-cell>
          <table:table-cell office:value-type="float" office:value="8.4">
            <text:p>8,4</text:p>
          </table:table-cell>
          <table:table-cell office:value-type="float" office:value="17.9">
            <text:p>17,9</text:p>
          </table:table-cell>
          <table:table-cell table:number-columns-repeated="4"/>
        </table:table-row>
        <table:table-row table:style-name="ro2">
          <table:table-cell office:value-type="string">
            <text:p>1959 </text:p>
          </table:table-cell>
          <table:table-cell office:value-type="float" office:value="29480">
            <text:p>29480</text:p>
          </table:table-cell>
          <table:table-cell office:value-type="float" office:value="722900">
            <text:p>722900</text:p>
          </table:table-cell>
          <table:table-cell office:value-type="float" office:value="252400">
            <text:p>252400</text:p>
          </table:table-cell>
          <table:table-cell office:value-type="float" office:value="470500">
            <text:p>470500</text:p>
          </table:table-cell>
          <table:table-cell office:value-type="float" office:value="24.7">
            <text:p>24,7</text:p>
          </table:table-cell>
          <table:table-cell office:value-type="float" office:value="8.6">
            <text:p>8,6</text:p>
          </table:table-cell>
          <table:table-cell office:value-type="float" office:value="16.1">
            <text:p>16,1</text:p>
          </table:table-cell>
          <table:table-cell table:number-columns-repeated="4"/>
        </table:table-row>
        <table:table-row table:style-name="ro2">
          <table:table-cell office:value-type="string">
            <text:p>1960 </text:p>
          </table:table-cell>
          <table:table-cell office:value-type="float" office:value="29795">
            <text:p>29795</text:p>
          </table:table-cell>
          <table:table-cell office:value-type="float" office:value="669500">
            <text:p>669500</text:p>
          </table:table-cell>
          <table:table-cell office:value-type="float" office:value="224200">
            <text:p>224200</text:p>
          </table:table-cell>
          <table:table-cell office:value-type="float" office:value="445300">
            <text:p>445300</text:p>
          </table:table-cell>
          <table:table-cell office:value-type="float" office:value="22.6">
            <text:p>22,6</text:p>
          </table:table-cell>
          <table:table-cell office:value-type="float" office:value="7.6">
            <text:p>7,6</text:p>
          </table:table-cell>
          <table:table-cell office:value-type="float" office:value="15">
            <text:p>15</text:p>
          </table:table-cell>
          <table:table-cell office:value-type="float" office:value="2.98">
            <text:p>2,98</text:p>
          </table:table-cell>
          <table:table-cell table:number-columns-repeated="3"/>
        </table:table-row>
        <table:table-row table:style-name="ro2">
          <table:table-cell office:value-type="string">
            <text:p>1961 </text:p>
          </table:table-cell>
          <table:table-cell office:value-type="float" office:value="30133">
            <text:p>30133</text:p>
          </table:table-cell>
          <table:table-cell office:value-type="float" office:value="627600">
            <text:p>627600</text:p>
          </table:table-cell>
          <table:table-cell office:value-type="float" office:value="227700">
            <text:p>227700</text:p>
          </table:table-cell>
          <table:table-cell office:value-type="float" office:value="399900">
            <text:p>399900</text:p>
          </table:table-cell>
          <table:table-cell office:value-type="float" office:value="20.9">
            <text:p>20,9</text:p>
          </table:table-cell>
          <table:table-cell office:value-type="float" office:value="7.6">
            <text:p>7,6</text:p>
          </table:table-cell>
          <table:table-cell office:value-type="float" office:value="13.3">
            <text:p>13,3</text:p>
          </table:table-cell>
          <table:table-cell office:value-type="float" office:value="2.83">
            <text:p>2,83</text:p>
          </table:table-cell>
          <table:table-cell table:number-columns-repeated="3"/>
        </table:table-row>
        <table:table-row table:style-name="ro2">
          <table:table-cell office:value-type="string">
            <text:p>1962 </text:p>
          </table:table-cell>
          <table:table-cell office:value-type="float" office:value="30484">
            <text:p>30484</text:p>
          </table:table-cell>
          <table:table-cell office:value-type="float" office:value="599500">
            <text:p>599500</text:p>
          </table:table-cell>
          <table:table-cell office:value-type="float" office:value="239200">
            <text:p>239200</text:p>
          </table:table-cell>
          <table:table-cell office:value-type="float" office:value="360300">
            <text:p>360300</text:p>
          </table:table-cell>
          <table:table-cell office:value-type="float" office:value="19.8">
            <text:p>19,8</text:p>
          </table:table-cell>
          <table:table-cell office:value-type="float" office:value="7.9">
            <text:p>7,9</text:p>
          </table:table-cell>
          <table:table-cell office:value-type="float" office:value="11.9">
            <text:p>11,9</text:p>
          </table:table-cell>
          <table:table-cell office:value-type="float" office:value="2.72">
            <text:p>2,72</text:p>
          </table:table-cell>
          <table:table-cell table:number-columns-repeated="3"/>
        </table:table-row>
        <table:table-row table:style-name="ro2">
          <table:table-cell office:value-type="string">
            <text:p>1963 </text:p>
          </table:table-cell>
          <table:table-cell office:value-type="float" office:value="30940">
            <text:p>30940</text:p>
          </table:table-cell>
          <table:table-cell office:value-type="float" office:value="589300">
            <text:p>589300</text:p>
          </table:table-cell>
          <table:table-cell office:value-type="float" office:value="231200">
            <text:p>231200</text:p>
          </table:table-cell>
          <table:table-cell office:value-type="float" office:value="358100">
            <text:p>358100</text:p>
          </table:table-cell>
          <table:table-cell office:value-type="float" office:value="19.2">
            <text:p>19,2</text:p>
          </table:table-cell>
          <table:table-cell office:value-type="float" office:value="7.5">
            <text:p>7,5</text:p>
          </table:table-cell>
          <table:table-cell office:value-type="float" office:value="11.7">
            <text:p>11,7</text:p>
          </table:table-cell>
          <table:table-cell office:value-type="float" office:value="2.7">
            <text:p>2,7</text:p>
          </table:table-cell>
          <table:table-cell table:number-columns-repeated="3"/>
        </table:table-row>
        <table:table-row table:style-name="ro2">
          <table:table-cell office:value-type="string">
            <text:p>1964 </text:p>
          </table:table-cell>
          <table:table-cell office:value-type="float" office:value="31339">
            <text:p>31339</text:p>
          </table:table-cell>
          <table:table-cell office:value-type="float" office:value="563900">
            <text:p>563900</text:p>
          </table:table-cell>
          <table:table-cell office:value-type="float" office:value="237000">
            <text:p>237000</text:p>
          </table:table-cell>
          <table:table-cell office:value-type="float" office:value="326900">
            <text:p>326900</text:p>
          </table:table-cell>
          <table:table-cell office:value-type="float" office:value="18.1">
            <text:p>18,1</text:p>
          </table:table-cell>
          <table:table-cell office:value-type="float" office:value="7.6">
            <text:p>7,6</text:p>
          </table:table-cell>
          <table:table-cell office:value-type="float" office:value="10.5">
            <text:p>10,5</text:p>
          </table:table-cell>
          <table:table-cell office:value-type="float" office:value="2.57">
            <text:p>2,57</text:p>
          </table:table-cell>
          <table:table-cell table:number-columns-repeated="3"/>
        </table:table-row>
        <table:table-row table:style-name="ro2">
          <table:table-cell office:value-type="string">
            <text:p>1965 </text:p>
          </table:table-cell>
          <table:table-cell office:value-type="float" office:value="31551">
            <text:p>31551</text:p>
          </table:table-cell>
          <table:table-cell office:value-type="float" office:value="547400">
            <text:p>547400</text:p>
          </table:table-cell>
          <table:table-cell office:value-type="float" office:value="233400">
            <text:p>233400</text:p>
          </table:table-cell>
          <table:table-cell office:value-type="float" office:value="314000">
            <text:p>314000</text:p>
          </table:table-cell>
          <table:table-cell office:value-type="float" office:value="17.4">
            <text:p>17,4</text:p>
          </table:table-cell>
          <table:table-cell office:value-type="float" office:value="7.4">
            <text:p>7,4</text:p>
          </table:table-cell>
          <table:table-cell office:value-type="float" office:value="10">
            <text:p>10</text:p>
          </table:table-cell>
          <table:table-cell office:value-type="float" office:value="2.52">
            <text:p>2,52</text:p>
          </table:table-cell>
          <table:table-cell table:number-columns-repeated="3"/>
        </table:table-row>
        <table:table-row table:style-name="ro2">
          <table:table-cell office:value-type="string">
            <text:p>1966 </text:p>
          </table:table-cell>
          <table:table-cell office:value-type="float" office:value="31811">
            <text:p>31811</text:p>
          </table:table-cell>
          <table:table-cell office:value-type="float" office:value="531300">
            <text:p>531300</text:p>
          </table:table-cell>
          <table:table-cell office:value-type="float" office:value="233900">
            <text:p>233900</text:p>
          </table:table-cell>
          <table:table-cell office:value-type="float" office:value="297400">
            <text:p>297400</text:p>
          </table:table-cell>
          <table:table-cell office:value-type="float" office:value="16.8">
            <text:p>16,8</text:p>
          </table:table-cell>
          <table:table-cell office:value-type="float" office:value="7.4">
            <text:p>7,4</text:p>
          </table:table-cell>
          <table:table-cell office:value-type="float" office:value="9.4">
            <text:p>9,4</text:p>
          </table:table-cell>
          <table:table-cell office:value-type="float" office:value="2.33">
            <text:p>2,33</text:p>
          </table:table-cell>
          <table:table-cell table:number-columns-repeated="3"/>
        </table:table-row>
        <table:table-row table:style-name="ro2">
          <table:table-cell office:value-type="string">
            <text:p>1967 </text:p>
          </table:table-cell>
          <table:table-cell office:value-type="float" office:value="32163">
            <text:p>32163</text:p>
          </table:table-cell>
          <table:table-cell office:value-type="float" office:value="521800">
            <text:p>521800</text:p>
          </table:table-cell>
          <table:table-cell office:value-type="float" office:value="249100">
            <text:p>249100</text:p>
          </table:table-cell>
          <table:table-cell office:value-type="float" office:value="272700">
            <text:p>272700</text:p>
          </table:table-cell>
          <table:table-cell office:value-type="float" office:value="16.3">
            <text:p>16,3</text:p>
          </table:table-cell>
          <table:table-cell office:value-type="float" office:value="7.8">
            <text:p>7,8</text:p>
          </table:table-cell>
          <table:table-cell office:value-type="float" office:value="8.5">
            <text:p>8,5</text:p>
          </table:table-cell>
          <table:table-cell office:value-type="float" office:value="2.3">
            <text:p>2,3</text:p>
          </table:table-cell>
          <table:table-cell table:number-columns-repeated="3"/>
        </table:table-row>
        <table:table-row table:style-name="ro2">
          <table:table-cell office:value-type="string">
            <text:p>1968 </text:p>
          </table:table-cell>
          <table:table-cell office:value-type="float" office:value="32426">
            <text:p>32426</text:p>
          </table:table-cell>
          <table:table-cell office:value-type="float" office:value="525800">
            <text:p>525800</text:p>
          </table:table-cell>
          <table:table-cell office:value-type="float" office:value="245700">
            <text:p>245700</text:p>
          </table:table-cell>
          <table:table-cell office:value-type="float" office:value="280100">
            <text:p>280100</text:p>
          </table:table-cell>
          <table:table-cell office:value-type="float" office:value="16.2">
            <text:p>16,2</text:p>
          </table:table-cell>
          <table:table-cell office:value-type="float" office:value="7.6">
            <text:p>7,6</text:p>
          </table:table-cell>
          <table:table-cell office:value-type="float" office:value="8.6">
            <text:p>8,6</text:p>
          </table:table-cell>
          <table:table-cell office:value-type="float" office:value="2.24">
            <text:p>2,24</text:p>
          </table:table-cell>
          <table:table-cell table:number-columns-repeated="3"/>
        </table:table-row>
        <table:table-row table:style-name="ro2">
          <table:table-cell office:value-type="string">
            <text:p>1969 </text:p>
          </table:table-cell>
          <table:table-cell office:value-type="float" office:value="32671">
            <text:p>32671</text:p>
          </table:table-cell>
          <table:table-cell office:value-type="float" office:value="532800">
            <text:p>532800</text:p>
          </table:table-cell>
          <table:table-cell office:value-type="float" office:value="264500">
            <text:p>264500</text:p>
          </table:table-cell>
          <table:table-cell office:value-type="float" office:value="268300">
            <text:p>268300</text:p>
          </table:table-cell>
          <table:table-cell office:value-type="float" office:value="16.3">
            <text:p>16,3</text:p>
          </table:table-cell>
          <table:table-cell office:value-type="float" office:value="8.1">
            <text:p>8,1</text:p>
          </table:table-cell>
          <table:table-cell office:value-type="float" office:value="8.2">
            <text:p>8,2</text:p>
          </table:table-cell>
          <table:table-cell office:value-type="float" office:value="2.2">
            <text:p>2,2</text:p>
          </table:table-cell>
          <table:table-cell table:number-columns-repeated="3"/>
        </table:table-row>
        <table:table-row table:style-name="ro2">
          <table:table-cell office:value-type="string">
            <text:p>1970 </text:p>
          </table:table-cell>
          <table:table-cell office:value-type="float" office:value="32658">
            <text:p>32658</text:p>
          </table:table-cell>
          <table:table-cell office:value-type="float" office:value="547800">
            <text:p>547800</text:p>
          </table:table-cell>
          <table:table-cell office:value-type="float" office:value="268600">
            <text:p>268600</text:p>
          </table:table-cell>
          <table:table-cell office:value-type="float" office:value="279200">
            <text:p>279200</text:p>
          </table:table-cell>
          <table:table-cell office:value-type="float" office:value="16.8">
            <text:p>16,8</text:p>
          </table:table-cell>
          <table:table-cell office:value-type="float" office:value="8.3">
            <text:p>8,3</text:p>
          </table:table-cell>
          <table:table-cell office:value-type="float" office:value="8.5">
            <text:p>8,5</text:p>
          </table:table-cell>
          <table:table-cell office:value-type="float" office:value="2.22">
            <text:p>2,22</text:p>
          </table:table-cell>
          <table:table-cell table:number-columns-repeated="3"/>
        </table:table-row>
        <table:table-row table:style-name="ro2">
          <table:table-cell office:value-type="string">
            <text:p>1971 </text:p>
          </table:table-cell>
          <table:table-cell office:value-type="float" office:value="32909">
            <text:p>32909</text:p>
          </table:table-cell>
          <table:table-cell office:value-type="float" office:value="564400">
            <text:p>564400</text:p>
          </table:table-cell>
          <table:table-cell office:value-type="float" office:value="285800">
            <text:p>285800</text:p>
          </table:table-cell>
          <table:table-cell office:value-type="float" office:value="278600">
            <text:p>278600</text:p>
          </table:table-cell>
          <table:table-cell office:value-type="float" office:value="17.2">
            <text:p>17,2</text:p>
          </table:table-cell>
          <table:table-cell office:value-type="float" office:value="8.7">
            <text:p>8,7</text:p>
          </table:table-cell>
          <table:table-cell office:value-type="float" office:value="8.5">
            <text:p>8,5</text:p>
          </table:table-cell>
          <table:table-cell office:value-type="float" office:value="2.25">
            <text:p>2,25</text:p>
          </table:table-cell>
          <table:table-cell table:number-columns-repeated="3"/>
        </table:table-row>
        <table:table-row table:style-name="ro2">
          <table:table-cell office:value-type="string">
            <text:p>1972 </text:p>
          </table:table-cell>
          <table:table-cell office:value-type="float" office:value="33202">
            <text:p>33202</text:p>
          </table:table-cell>
          <table:table-cell office:value-type="float" office:value="577900">
            <text:p>577900</text:p>
          </table:table-cell>
          <table:table-cell office:value-type="float" office:value="267400">
            <text:p>267400</text:p>
          </table:table-cell>
          <table:table-cell office:value-type="float" office:value="310500">
            <text:p>310500</text:p>
          </table:table-cell>
          <table:table-cell office:value-type="float" office:value="17.5">
            <text:p>17,5</text:p>
          </table:table-cell>
          <table:table-cell office:value-type="float" office:value="8.1">
            <text:p>8,1</text:p>
          </table:table-cell>
          <table:table-cell office:value-type="float" office:value="9.4">
            <text:p>9,4</text:p>
          </table:table-cell>
          <table:table-cell office:value-type="float" office:value="2.24">
            <text:p>2,24</text:p>
          </table:table-cell>
          <table:table-cell table:number-columns-repeated="3"/>
        </table:table-row>
        <table:table-row table:style-name="ro2">
          <table:table-cell office:value-type="string">
            <text:p>1973 </text:p>
          </table:table-cell>
          <table:table-cell office:value-type="float" office:value="33512">
            <text:p>33512</text:p>
          </table:table-cell>
          <table:table-cell office:value-type="float" office:value="600900">
            <text:p>600900</text:p>
          </table:table-cell>
          <table:table-cell office:value-type="float" office:value="279500">
            <text:p>279500</text:p>
          </table:table-cell>
          <table:table-cell office:value-type="float" office:value="321400">
            <text:p>321400</text:p>
          </table:table-cell>
          <table:table-cell office:value-type="float" office:value="18">
            <text:p>18</text:p>
          </table:table-cell>
          <table:table-cell office:value-type="float" office:value="8.4">
            <text:p>8,4</text:p>
          </table:table-cell>
          <table:table-cell office:value-type="float" office:value="9.6">
            <text:p>9,6</text:p>
          </table:table-cell>
          <table:table-cell office:value-type="float" office:value="2.24">
            <text:p>2,24</text:p>
          </table:table-cell>
          <table:table-cell table:number-columns-repeated="3"/>
        </table:table-row>
        <table:table-row table:style-name="ro2">
          <table:table-cell office:value-type="string">
            <text:p>1974 </text:p>
          </table:table-cell>
          <table:table-cell office:value-type="float" office:value="33846">
            <text:p>33846</text:p>
          </table:table-cell>
          <table:table-cell office:value-type="float" office:value="623700">
            <text:p>623700</text:p>
          </table:table-cell>
          <table:table-cell office:value-type="float" office:value="279700">
            <text:p>279700</text:p>
          </table:table-cell>
          <table:table-cell office:value-type="float" office:value="344000">
            <text:p>344000</text:p>
          </table:table-cell>
          <table:table-cell office:value-type="float" office:value="18.5">
            <text:p>18,5</text:p>
          </table:table-cell>
          <table:table-cell office:value-type="float" office:value="8.3">
            <text:p>8,3</text:p>
          </table:table-cell>
          <table:table-cell office:value-type="float" office:value="10.2">
            <text:p>10,2</text:p>
          </table:table-cell>
          <table:table-cell office:value-type="float" office:value="2.26">
            <text:p>2,26</text:p>
          </table:table-cell>
          <table:table-cell table:number-columns-repeated="3"/>
        </table:table-row>
        <table:table-row table:style-name="ro2">
          <table:table-cell office:value-type="string">
            <text:p>1975 </text:p>
          </table:table-cell>
          <table:table-cell office:value-type="float" office:value="34185">
            <text:p>34185</text:p>
          </table:table-cell>
          <table:table-cell office:value-type="float" office:value="646400">
            <text:p>646400</text:p>
          </table:table-cell>
          <table:table-cell office:value-type="float" office:value="299500">
            <text:p>299500</text:p>
          </table:table-cell>
          <table:table-cell office:value-type="float" office:value="346900">
            <text:p>346900</text:p>
          </table:table-cell>
          <table:table-cell office:value-type="float" office:value="19">
            <text:p>19</text:p>
          </table:table-cell>
          <table:table-cell office:value-type="float" office:value="8.8">
            <text:p>8,8</text:p>
          </table:table-cell>
          <table:table-cell office:value-type="float" office:value="10.2">
            <text:p>10,2</text:p>
          </table:table-cell>
          <table:table-cell office:value-type="float" office:value="2.27">
            <text:p>2,27</text:p>
          </table:table-cell>
          <table:table-cell table:number-columns-repeated="3"/>
        </table:table-row>
        <table:table-row table:style-name="ro2">
          <table:table-cell office:value-type="string">
            <text:p>1976 </text:p>
          </table:table-cell>
          <table:table-cell office:value-type="float" office:value="34528">
            <text:p>34528</text:p>
          </table:table-cell>
          <table:table-cell office:value-type="float" office:value="672800">
            <text:p>672800</text:p>
          </table:table-cell>
          <table:table-cell office:value-type="float" office:value="306800">
            <text:p>306800</text:p>
          </table:table-cell>
          <table:table-cell office:value-type="float" office:value="366000">
            <text:p>366000</text:p>
          </table:table-cell>
          <table:table-cell office:value-type="float" office:value="19.6">
            <text:p>19,6</text:p>
          </table:table-cell>
          <table:table-cell office:value-type="float" office:value="8.9">
            <text:p>8,9</text:p>
          </table:table-cell>
          <table:table-cell office:value-type="float" office:value="10.7">
            <text:p>10,7</text:p>
          </table:table-cell>
          <table:table-cell office:value-type="float" office:value="2.302">
            <text:p>2,302</text:p>
          </table:table-cell>
          <table:table-cell table:number-columns-repeated="3"/>
        </table:table-row>
        <table:table-row table:style-name="ro2">
          <table:table-cell office:value-type="string">
            <text:p>1977 </text:p>
          </table:table-cell>
          <table:table-cell office:value-type="float" office:value="34850">
            <text:p>34850</text:p>
          </table:table-cell>
          <table:table-cell office:value-type="float" office:value="665200">
            <text:p>665200</text:p>
          </table:table-cell>
          <table:table-cell office:value-type="float" office:value="315600">
            <text:p>315600</text:p>
          </table:table-cell>
          <table:table-cell office:value-type="float" office:value="349600">
            <text:p>349600</text:p>
          </table:table-cell>
          <table:table-cell office:value-type="float" office:value="19.2">
            <text:p>19,2</text:p>
          </table:table-cell>
          <table:table-cell office:value-type="float" office:value="9.1">
            <text:p>9,1</text:p>
          </table:table-cell>
          <table:table-cell office:value-type="float" office:value="10.1">
            <text:p>10,1</text:p>
          </table:table-cell>
          <table:table-cell office:value-type="float" office:value="2.23">
            <text:p>2,23</text:p>
          </table:table-cell>
          <table:table-cell table:number-columns-repeated="3"/>
        </table:table-row>
        <table:table-row table:style-name="ro2">
          <table:table-cell office:value-type="string">
            <text:p>1978 </text:p>
          </table:table-cell>
          <table:table-cell office:value-type="float" office:value="35081">
            <text:p>35081</text:p>
          </table:table-cell>
          <table:table-cell office:value-type="float" office:value="669300">
            <text:p>669300</text:p>
          </table:table-cell>
          <table:table-cell office:value-type="float" office:value="328100">
            <text:p>328100</text:p>
          </table:table-cell>
          <table:table-cell office:value-type="float" office:value="341200">
            <text:p>341200</text:p>
          </table:table-cell>
          <table:table-cell office:value-type="float" office:value="19.1">
            <text:p>19,1</text:p>
          </table:table-cell>
          <table:table-cell office:value-type="float" office:value="9.4">
            <text:p>9,4</text:p>
          </table:table-cell>
          <table:table-cell office:value-type="float" office:value="9.7">
            <text:p>9,7</text:p>
          </table:table-cell>
          <table:table-cell office:value-type="float" office:value="2.205">
            <text:p>2,205</text:p>
          </table:table-cell>
          <table:table-cell table:number-columns-repeated="3"/>
        </table:table-row>
        <table:table-row table:style-name="ro2">
          <table:table-cell office:value-type="string">
            <text:p>1979 </text:p>
          </table:table-cell>
          <table:table-cell office:value-type="float" office:value="35414">
            <text:p>35414</text:p>
          </table:table-cell>
          <table:table-cell office:value-type="float" office:value="691300">
            <text:p>691300</text:p>
          </table:table-cell>
          <table:table-cell office:value-type="float" office:value="326000">
            <text:p>326000</text:p>
          </table:table-cell>
          <table:table-cell office:value-type="float" office:value="365300">
            <text:p>365300</text:p>
          </table:table-cell>
          <table:table-cell office:value-type="float" office:value="19.6">
            <text:p>19,6</text:p>
          </table:table-cell>
          <table:table-cell office:value-type="float" office:value="9.3">
            <text:p>9,3</text:p>
          </table:table-cell>
          <table:table-cell office:value-type="float" office:value="10.3">
            <text:p>10,3</text:p>
          </table:table-cell>
          <table:table-cell office:value-type="float" office:value="2.28">
            <text:p>2,28</text:p>
          </table:table-cell>
          <table:table-cell table:number-columns-repeated="3"/>
        </table:table-row>
        <table:table-row table:style-name="ro2">
          <table:table-cell office:value-type="string">
            <text:p>1980 </text:p>
          </table:table-cell>
          <table:table-cell office:value-type="float" office:value="35735">
            <text:p>35735</text:p>
          </table:table-cell>
          <table:table-cell office:value-type="float" office:value="695800">
            <text:p>695800</text:p>
          </table:table-cell>
          <table:table-cell office:value-type="float" office:value="353200">
            <text:p>353200</text:p>
          </table:table-cell>
          <table:table-cell office:value-type="float" office:value="342600">
            <text:p>342600</text:p>
          </table:table-cell>
          <table:table-cell office:value-type="float" office:value="19.5">
            <text:p>19,5</text:p>
          </table:table-cell>
          <table:table-cell office:value-type="float" office:value="9.9">
            <text:p>9,9</text:p>
          </table:table-cell>
          <table:table-cell office:value-type="float" office:value="9.6">
            <text:p>9,6</text:p>
          </table:table-cell>
          <table:table-cell office:value-type="float" office:value="2.276">
            <text:p>2,276</text:p>
          </table:table-cell>
          <table:table-cell table:number-columns-repeated="3"/>
        </table:table-row>
        <table:table-row table:style-name="ro2">
          <table:table-cell office:value-type="string">
            <text:p>1981 </text:p>
          </table:table-cell>
          <table:table-cell office:value-type="float" office:value="36062">
            <text:p>36062</text:p>
          </table:table-cell>
          <table:table-cell office:value-type="float" office:value="681700">
            <text:p>681700</text:p>
          </table:table-cell>
          <table:table-cell office:value-type="float" office:value="331900">
            <text:p>331900</text:p>
          </table:table-cell>
          <table:table-cell office:value-type="float" office:value="349800">
            <text:p>349800</text:p>
          </table:table-cell>
          <table:table-cell office:value-type="float" office:value="19">
            <text:p>19</text:p>
          </table:table-cell>
          <table:table-cell office:value-type="float" office:value="9.3">
            <text:p>9,3</text:p>
          </table:table-cell>
          <table:table-cell office:value-type="float" office:value="9.7">
            <text:p>9,7</text:p>
          </table:table-cell>
          <table:table-cell office:value-type="float" office:value="2.235">
            <text:p>2,235</text:p>
          </table:table-cell>
          <table:table-cell table:number-columns-repeated="3"/>
        </table:table-row>
        <table:table-row table:style-name="ro2">
          <table:table-cell office:value-type="string">
            <text:p>1982 </text:p>
          </table:table-cell>
          <table:table-cell office:value-type="float" office:value="36399">
            <text:p>36399</text:p>
          </table:table-cell>
          <table:table-cell office:value-type="float" office:value="705400">
            <text:p>705400</text:p>
          </table:table-cell>
          <table:table-cell office:value-type="float" office:value="337900">
            <text:p>337900</text:p>
          </table:table-cell>
          <table:table-cell office:value-type="float" office:value="367500">
            <text:p>367500</text:p>
          </table:table-cell>
          <table:table-cell office:value-type="float" office:value="19.5">
            <text:p>19,5</text:p>
          </table:table-cell>
          <table:table-cell office:value-type="float" office:value="9.3">
            <text:p>9,3</text:p>
          </table:table-cell>
          <table:table-cell office:value-type="float" office:value="10.2">
            <text:p>10,2</text:p>
          </table:table-cell>
          <table:table-cell office:value-type="float" office:value="2.336">
            <text:p>2,336</text:p>
          </table:table-cell>
          <table:table-cell table:number-columns-repeated="3"/>
        </table:table-row>
        <table:table-row table:style-name="ro2">
          <table:table-cell office:value-type="string">
            <text:p>1983 </text:p>
          </table:table-cell>
          <table:table-cell office:value-type="float" office:value="36745">
            <text:p>36745</text:p>
          </table:table-cell>
          <table:table-cell office:value-type="float" office:value="723600">
            <text:p>723600</text:p>
          </table:table-cell>
          <table:table-cell office:value-type="float" office:value="352200">
            <text:p>352200</text:p>
          </table:table-cell>
          <table:table-cell office:value-type="float" office:value="371400">
            <text:p>371400</text:p>
          </table:table-cell>
          <table:table-cell office:value-type="float" office:value="19.7">
            <text:p>19,7</text:p>
          </table:table-cell>
          <table:table-cell office:value-type="float" office:value="9.6">
            <text:p>9,6</text:p>
          </table:table-cell>
          <table:table-cell office:value-type="float" office:value="10.1">
            <text:p>10,1</text:p>
          </table:table-cell>
          <table:table-cell office:value-type="float" office:value="2.416">
            <text:p>2,416</text:p>
          </table:table-cell>
          <table:table-cell table:number-columns-repeated="3"/>
        </table:table-row>
        <table:table-row table:style-name="ro2">
          <table:table-cell office:value-type="string">
            <text:p>1984 </text:p>
          </table:table-cell>
          <table:table-cell office:value-type="float" office:value="37063">
            <text:p>37063</text:p>
          </table:table-cell>
          <table:table-cell office:value-type="float" office:value="701700">
            <text:p>701700</text:p>
          </table:table-cell>
          <table:table-cell office:value-type="float" office:value="367600">
            <text:p>367600</text:p>
          </table:table-cell>
          <table:table-cell office:value-type="float" office:value="334100">
            <text:p>3341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.372">
            <text:p>2,372</text:p>
          </table:table-cell>
          <table:table-cell table:number-columns-repeated="3"/>
        </table:table-row>
        <table:table-row table:style-name="ro2">
          <table:table-cell office:value-type="string">
            <text:p>1985 </text:p>
          </table:table-cell>
          <table:table-cell office:value-type="float" office:value="37341">
            <text:p>37341</text:p>
          </table:table-cell>
          <table:table-cell office:value-type="float" office:value="680100">
            <text:p>680100</text:p>
          </table:table-cell>
          <table:table-cell office:value-type="float" office:value="384000">
            <text:p>384000</text:p>
          </table:table-cell>
          <table:table-cell office:value-type="float" office:value="296100">
            <text:p>296100</text:p>
          </table:table-cell>
          <table:table-cell office:value-type="float" office:value="18.2">
            <text:p>18,2</text:p>
          </table:table-cell>
          <table:table-cell office:value-type="float" office:value="10.3">
            <text:p>10,3</text:p>
          </table:table-cell>
          <table:table-cell office:value-type="float" office:value="7.9">
            <text:p>7,9</text:p>
          </table:table-cell>
          <table:table-cell office:value-type="float" office:value="2.329">
            <text:p>2,329</text:p>
          </table:table-cell>
          <table:table-cell table:number-columns-repeated="3"/>
        </table:table-row>
        <table:table-row table:style-name="ro2">
          <table:table-cell office:value-type="string">
            <text:p>1986 </text:p>
          </table:table-cell>
          <table:table-cell office:value-type="float" office:value="37572">
            <text:p>37572</text:p>
          </table:table-cell>
          <table:table-cell office:value-type="float" office:value="637200">
            <text:p>637200</text:p>
          </table:table-cell>
          <table:table-cell office:value-type="float" office:value="378800">
            <text:p>378800</text:p>
          </table:table-cell>
          <table:table-cell office:value-type="float" office:value="258400">
            <text:p>258400</text:p>
          </table:table-cell>
          <table:table-cell office:value-type="float" office:value="17">
            <text:p>17</text:p>
          </table:table-cell>
          <table:table-cell office:value-type="float" office:value="10.1">
            <text:p>10,1</text:p>
          </table:table-cell>
          <table:table-cell office:value-type="float" office:value="6.9">
            <text:p>6,9</text:p>
          </table:table-cell>
          <table:table-cell office:value-type="float" office:value="2.217">
            <text:p>2,217</text:p>
          </table:table-cell>
          <table:table-cell table:number-columns-repeated="3"/>
        </table:table-row>
        <table:table-row table:style-name="ro2">
          <table:table-cell office:value-type="string">
            <text:p>1987 </text:p>
          </table:table-cell>
          <table:table-cell office:value-type="float" office:value="37764">
            <text:p>37764</text:p>
          </table:table-cell>
          <table:table-cell office:value-type="float" office:value="607800">
            <text:p>607800</text:p>
          </table:table-cell>
          <table:table-cell office:value-type="float" office:value="380700">
            <text:p>380700</text:p>
          </table:table-cell>
          <table:table-cell office:value-type="float" office:value="227100">
            <text:p>227100</text:p>
          </table:table-cell>
          <table:table-cell office:value-type="float" office:value="16.1">
            <text:p>16,1</text:p>
          </table:table-cell>
          <table:table-cell office:value-type="float" office:value="10.1">
            <text:p>10,1</text:p>
          </table:table-cell>
          <table:table-cell office:value-type="float" office:value="6">
            <text:p>6</text:p>
          </table:table-cell>
          <table:table-cell office:value-type="float" office:value="2.154">
            <text:p>2,154</text:p>
          </table:table-cell>
          <table:table-cell table:number-columns-repeated="3"/>
        </table:table-row>
        <table:table-row table:style-name="ro2">
          <table:table-cell office:value-type="string">
            <text:p>1988 </text:p>
          </table:table-cell>
          <table:table-cell office:value-type="float" office:value="37885">
            <text:p>37885</text:p>
          </table:table-cell>
          <table:table-cell office:value-type="float" office:value="589900">
            <text:p>589900</text:p>
          </table:table-cell>
          <table:table-cell office:value-type="float" office:value="373000">
            <text:p>373000</text:p>
          </table:table-cell>
          <table:table-cell office:value-type="float" office:value="216900">
            <text:p>216900</text:p>
          </table:table-cell>
          <table:table-cell office:value-type="float" office:value="15.6">
            <text:p>15,6</text:p>
          </table:table-cell>
          <table:table-cell office:value-type="float" office:value="9.9">
            <text:p>9,9</text:p>
          </table:table-cell>
          <table:table-cell office:value-type="float" office:value="5.7">
            <text:p>5,7</text:p>
          </table:table-cell>
          <table:table-cell office:value-type="float" office:value="2.126">
            <text:p>2,126</text:p>
          </table:table-cell>
          <table:table-cell table:number-columns-repeated="3"/>
        </table:table-row>
        <table:table-row table:style-name="ro2">
          <table:table-cell office:value-type="string">
            <text:p>1989 </text:p>
          </table:table-cell>
          <table:table-cell office:value-type="float" office:value="37988">
            <text:p>37988</text:p>
          </table:table-cell>
          <table:table-cell office:value-type="float" office:value="564400">
            <text:p>564400</text:p>
          </table:table-cell>
          <table:table-cell office:value-type="float" office:value="383100">
            <text:p>383100</text:p>
          </table:table-cell>
          <table:table-cell office:value-type="float" office:value="181300">
            <text:p>181300</text:p>
          </table:table-cell>
          <table:table-cell office:value-type="float" office:value="14.8">
            <text:p>14,8</text:p>
          </table:table-cell>
          <table:table-cell office:value-type="float" office:value="10">
            <text:p>10</text:p>
          </table:table-cell>
          <table:table-cell office:value-type="float" office:value="4.8">
            <text:p>4,8</text:p>
          </table:table-cell>
          <table:table-cell office:value-type="float" office:value="2.063">
            <text:p>2,063</text:p>
          </table:table-cell>
          <table:table-cell table:number-columns-repeated="3"/>
        </table:table-row>
        <table:table-row table:style-name="ro2">
          <table:table-cell office:value-type="string">
            <text:p>1990 </text:p>
          </table:table-cell>
          <table:table-cell office:value-type="float" office:value="38073">
            <text:p>38073</text:p>
          </table:table-cell>
          <table:table-cell office:value-type="float" office:value="547720">
            <text:p>547720</text:p>
          </table:table-cell>
          <table:table-cell office:value-type="float" office:value="390300">
            <text:p>390300</text:p>
          </table:table-cell>
          <table:table-cell office:value-type="float" office:value="157420">
            <text:p>157420</text:p>
          </table:table-cell>
          <table:table-cell office:value-type="float" office:value="14.3">
            <text:p>14,3</text:p>
          </table:table-cell>
          <table:table-cell office:value-type="float" office:value="10.2">
            <text:p>10,2</text:p>
          </table:table-cell>
          <table:table-cell office:value-type="float" office:value="4.1">
            <text:p>4,1</text:p>
          </table:table-cell>
          <table:table-cell office:value-type="float" office:value="1.989">
            <text:p>1,989</text:p>
          </table:table-cell>
          <table:table-cell table:number-columns-repeated="3"/>
        </table:table-row>
        <table:table-row table:style-name="ro2">
          <table:table-cell office:value-type="string">
            <text:p>1991 </text:p>
          </table:table-cell>
          <table:table-cell office:value-type="float" office:value="38144">
            <text:p>38144</text:p>
          </table:table-cell>
          <table:table-cell office:value-type="float" office:value="547719">
            <text:p>547719</text:p>
          </table:table-cell>
          <table:table-cell office:value-type="float" office:value="405700">
            <text:p>405700</text:p>
          </table:table-cell>
          <table:table-cell office:value-type="float" office:value="142019">
            <text:p>142019</text:p>
          </table:table-cell>
          <table:table-cell office:value-type="float" office:value="14.3">
            <text:p>14,3</text:p>
          </table:table-cell>
          <table:table-cell office:value-type="float" office:value="10.6">
            <text:p>10,6</text:p>
          </table:table-cell>
          <table:table-cell office:value-type="float" office:value="3.7">
            <text:p>3,7</text:p>
          </table:table-cell>
          <table:table-cell office:value-type="float" office:value="1.976">
            <text:p>1,976</text:p>
          </table:table-cell>
          <table:table-cell table:number-columns-repeated="3"/>
        </table:table-row>
        <table:table-row table:style-name="ro2">
          <table:table-cell office:value-type="string">
            <text:p>1992 </text:p>
          </table:table-cell>
          <table:table-cell office:value-type="float" office:value="38203">
            <text:p>38203</text:p>
          </table:table-cell>
          <table:table-cell office:value-type="float" office:value="515214">
            <text:p>515214</text:p>
          </table:table-cell>
          <table:table-cell office:value-type="float" office:value="394700">
            <text:p>394700</text:p>
          </table:table-cell>
          <table:table-cell office:value-type="float" office:value="120514">
            <text:p>120514</text:p>
          </table:table-cell>
          <table:table-cell office:value-type="float" office:value="13.5">
            <text:p>13,5</text:p>
          </table:table-cell>
          <table:table-cell office:value-type="float" office:value="10.3">
            <text:p>10,3</text:p>
          </table:table-cell>
          <table:table-cell office:value-type="float" office:value="3.2">
            <text:p>3,2</text:p>
          </table:table-cell>
          <table:table-cell office:value-type="float" office:value="1.849">
            <text:p>1,849</text:p>
          </table:table-cell>
          <table:table-cell table:number-columns-repeated="3"/>
        </table:table-row>
        <table:table-row table:style-name="ro2">
          <table:table-cell office:value-type="string">
            <text:p>1993 </text:p>
          </table:table-cell>
          <table:table-cell office:value-type="float" office:value="38239">
            <text:p>38239</text:p>
          </table:table-cell>
          <table:table-cell office:value-type="float" office:value="494310">
            <text:p>494310</text:p>
          </table:table-cell>
          <table:table-cell office:value-type="float" office:value="392300">
            <text:p>392300</text:p>
          </table:table-cell>
          <table:table-cell office:value-type="float" office:value="102010">
            <text:p>102010</text:p>
          </table:table-cell>
          <table:table-cell office:value-type="float" office:value="12.9">
            <text:p>12,9</text:p>
          </table:table-cell>
          <table:table-cell office:value-type="float" office:value="10.2">
            <text:p>10,2</text:p>
          </table:table-cell>
          <table:table-cell office:value-type="float" office:value="2.7">
            <text:p>2,7</text:p>
          </table:table-cell>
          <table:table-cell office:value-type="float" office:value="1.767">
            <text:p>1,767</text:p>
          </table:table-cell>
          <table:table-cell table:number-columns-repeated="3"/>
        </table:table-row>
        <table:table-row table:style-name="ro2">
          <table:table-cell office:value-type="string">
            <text:p>1994 </text:p>
          </table:table-cell>
          <table:table-cell office:value-type="float" office:value="38265">
            <text:p>38265</text:p>
          </table:table-cell>
          <table:table-cell office:value-type="float" office:value="481285">
            <text:p>481285</text:p>
          </table:table-cell>
          <table:table-cell office:value-type="float" office:value="386400">
            <text:p>386400</text:p>
          </table:table-cell>
          <table:table-cell office:value-type="float" office:value="94885">
            <text:p>94885</text:p>
          </table:table-cell>
          <table:table-cell office:value-type="float" office:value="12.6">
            <text:p>12,6</text:p>
          </table:table-cell>
          <table:table-cell office:value-type="float" office:value="10.1">
            <text:p>10,1</text:p>
          </table:table-cell>
          <table:table-cell office:value-type="float" office:value="2.5">
            <text:p>2,5</text:p>
          </table:table-cell>
          <table:table-cell office:value-type="float" office:value="1.72">
            <text:p>1,72</text:p>
          </table:table-cell>
          <table:table-cell table:number-columns-repeated="3"/>
        </table:table-row>
        <table:table-row table:style-name="ro2">
          <table:table-cell office:value-type="string">
            <text:p>1995 </text:p>
          </table:table-cell>
          <table:table-cell office:value-type="float" office:value="38284">
            <text:p>38284</text:p>
          </table:table-cell>
          <table:table-cell office:value-type="float" office:value="433109">
            <text:p>433109</text:p>
          </table:table-cell>
          <table:table-cell office:value-type="float" office:value="386100">
            <text:p>386100</text:p>
          </table:table-cell>
          <table:table-cell office:value-type="float" office:value="47009">
            <text:p>47009</text:p>
          </table:table-cell>
          <table:table-cell office:value-type="float" office:value="11.3">
            <text:p>11,3</text:p>
          </table:table-cell>
          <table:table-cell office:value-type="float" office:value="10.1">
            <text:p>10,1</text:p>
          </table:table-cell>
          <table:table-cell office:value-type="float" office:value="1.2">
            <text:p>1,2</text:p>
          </table:table-cell>
          <table:table-cell office:value-type="float" office:value="1.545">
            <text:p>1,545</text:p>
          </table:table-cell>
          <table:table-cell table:number-columns-repeated="3"/>
        </table:table-row>
        <table:table-row table:style-name="ro2">
          <table:table-cell office:value-type="string">
            <text:p>1996 </text:p>
          </table:table-cell>
          <table:table-cell office:value-type="float" office:value="38294">
            <text:p>38294</text:p>
          </table:table-cell>
          <table:table-cell office:value-type="float" office:value="428203">
            <text:p>428203</text:p>
          </table:table-cell>
          <table:table-cell office:value-type="float" office:value="385500">
            <text:p>385500</text:p>
          </table:table-cell>
          <table:table-cell office:value-type="float" office:value="42703">
            <text:p>42703</text:p>
          </table:table-cell>
          <table:table-cell office:value-type="float" office:value="11.2">
            <text:p>11,2</text:p>
          </table:table-cell>
          <table:table-cell office:value-type="float" office:value="10.1">
            <text:p>10,1</text:p>
          </table:table-cell>
          <table:table-cell office:value-type="float" office:value="1.1">
            <text:p>1,1</text:p>
          </table:table-cell>
          <table:table-cell office:value-type="float" office:value="1.525">
            <text:p>1,525</text:p>
          </table:table-cell>
          <table:table-cell table:number-columns-repeated="3"/>
        </table:table-row>
        <table:table-row table:style-name="ro2">
          <table:table-cell office:value-type="string">
            <text:p>1997 </text:p>
          </table:table-cell>
          <table:table-cell office:value-type="float" office:value="38290">
            <text:p>38290</text:p>
          </table:table-cell>
          <table:table-cell office:value-type="float" office:value="412635">
            <text:p>412635</text:p>
          </table:table-cell>
          <table:table-cell office:value-type="float" office:value="380200">
            <text:p>380200</text:p>
          </table:table-cell>
          <table:table-cell office:value-type="float" office:value="32435">
            <text:p>32435</text:p>
          </table:table-cell>
          <table:table-cell office:value-type="float" office:value="10.8">
            <text:p>10,8</text:p>
          </table:table-cell>
          <table:table-cell office:value-type="float" office:value="9.9">
            <text:p>9,9</text:p>
          </table:table-cell>
          <table:table-cell office:value-type="float" office:value="0.9">
            <text:p>0,9</text:p>
          </table:table-cell>
          <table:table-cell office:value-type="float" office:value="1.468">
            <text:p>1,468</text:p>
          </table:table-cell>
          <table:table-cell table:number-columns-repeated="3"/>
        </table:table-row>
        <table:table-row table:style-name="ro2">
          <table:table-cell office:value-type="string">
            <text:p>1998 </text:p>
          </table:table-cell>
          <table:table-cell office:value-type="float" office:value="38277">
            <text:p>38277</text:p>
          </table:table-cell>
          <table:table-cell office:value-type="float" office:value="395619">
            <text:p>395619</text:p>
          </table:table-cell>
          <table:table-cell office:value-type="float" office:value="375300">
            <text:p>375300</text:p>
          </table:table-cell>
          <table:table-cell office:value-type="float" office:value="20319">
            <text:p>20319</text:p>
          </table:table-cell>
          <table:table-cell office:value-type="float" office:value="10.3">
            <text:p>10,3</text:p>
          </table:table-cell>
          <table:table-cell office:value-type="float" office:value="9.9">
            <text:p>9,9</text:p>
          </table:table-cell>
          <table:table-cell office:value-type="float" office:value="0.5">
            <text:p>0,5</text:p>
          </table:table-cell>
          <table:table-cell office:value-type="float" office:value="1.407">
            <text:p>1,407</text:p>
          </table:table-cell>
          <table:table-cell table:number-columns-repeated="3"/>
        </table:table-row>
        <table:table-row table:style-name="ro2">
          <table:table-cell office:value-type="string">
            <text:p>1999 </text:p>
          </table:table-cell>
          <table:table-cell office:value-type="float" office:value="38263.3">
            <text:p>38263,3</text:p>
          </table:table-cell>
          <table:table-cell office:value-type="float" office:value="382002">
            <text:p>382002</text:p>
          </table:table-cell>
          <table:table-cell office:value-type="float" office:value="381400">
            <text:p>381400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373">
            <text:p>1,373</text:p>
          </table:table-cell>
          <table:table-cell table:number-columns-repeated="3"/>
        </table:table-row>
        <table:table-row table:style-name="ro2">
          <table:table-cell office:value-type="string">
            <text:p>2000 </text:p>
          </table:table-cell>
          <table:table-cell office:value-type="float" office:value="38254">
            <text:p>38254</text:p>
          </table:table-cell>
          <table:table-cell office:value-type="float" office:value="378348">
            <text:p>378348</text:p>
          </table:table-cell>
          <table:table-cell office:value-type="float" office:value="368000">
            <text:p>368000</text:p>
          </table:table-cell>
          <table:table-cell office:value-type="float" office:value="10348">
            <text:p>10348</text:p>
          </table:table-cell>
          <table:table-cell office:value-type="float" office:value="9.9">
            <text:p>9,9</text:p>
          </table:table-cell>
          <table:table-cell office:value-type="float" office:value="9.6">
            <text:p>9,6</text:p>
          </table:table-cell>
          <table:table-cell office:value-type="float" office:value="0.3">
            <text:p>0,3</text:p>
          </table:table-cell>
          <table:table-cell office:value-type="float" office:value="1.367">
            <text:p>1,367</text:p>
          </table:table-cell>
          <table:table-cell table:number-columns-repeated="3"/>
        </table:table-row>
        <table:table-row table:style-name="ro2">
          <table:table-cell office:value-type="string">
            <text:p>2001 </text:p>
          </table:table-cell>
          <table:table-cell office:value-type="float" office:value="38242.2">
            <text:p>38242,2</text:p>
          </table:table-cell>
          <table:table-cell office:value-type="float" office:value="368205">
            <text:p>368205</text:p>
          </table:table-cell>
          <table:table-cell office:value-type="float" office:value="363200">
            <text:p>363200</text:p>
          </table:table-cell>
          <table:table-cell office:value-type="float" office:value="5005">
            <text:p>5005</text:p>
          </table:table-cell>
          <table:table-cell office:value-type="float" office:value="9.6">
            <text:p>9,6</text:p>
          </table:table-cell>
          <table:table-cell office:value-type="float" office:value="9.5">
            <text:p>9,5</text:p>
          </table:table-cell>
          <table:table-cell office:value-type="float" office:value="0.1">
            <text:p>0,1</text:p>
          </table:table-cell>
          <table:table-cell office:value-type="float" office:value="1.315">
            <text:p>1,315</text:p>
          </table:table-cell>
          <table:table-cell table:number-columns-repeated="3"/>
        </table:table-row>
        <table:table-row table:style-name="ro2">
          <table:table-cell office:value-type="string">
            <text:p>2002 </text:p>
          </table:table-cell>
          <table:table-cell office:value-type="float" office:value="38218.5">
            <text:p>38218,5</text:p>
          </table:table-cell>
          <table:table-cell office:value-type="float" office:value="353765">
            <text:p>353765</text:p>
          </table:table-cell>
          <table:table-cell office:value-type="float" office:value="359500">
            <text:p>359500</text:p>
          </table:table-cell>
          <table:table-cell office:value-type="float" office:value="-5735">
            <text:p>-5735</text:p>
          </table:table-cell>
          <table:table-cell office:value-type="float" office:value="9.3">
            <text:p>9,3</text:p>
          </table:table-cell>
          <table:table-cell office:value-type="float" office:value="9.4">
            <text:p>9,4</text:p>
          </table:table-cell>
          <table:table-cell office:value-type="float" office:value="-0.1">
            <text:p>-0,1</text:p>
          </table:table-cell>
          <table:table-cell office:value-type="float" office:value="1.249">
            <text:p>1,249</text:p>
          </table:table-cell>
          <table:table-cell table:number-columns-repeated="3"/>
        </table:table-row>
        <table:table-row table:style-name="ro2">
          <table:table-cell office:value-type="string">
            <text:p>2003 </text:p>
          </table:table-cell>
          <table:table-cell office:value-type="float" office:value="38190.6">
            <text:p>38190,6</text:p>
          </table:table-cell>
          <table:table-cell office:value-type="float" office:value="351072">
            <text:p>351072</text:p>
          </table:table-cell>
          <table:table-cell office:value-type="float" office:value="365200">
            <text:p>365200</text:p>
          </table:table-cell>
          <table:table-cell office:value-type="float" office:value="-14128">
            <text:p>-14128</text:p>
          </table:table-cell>
          <table:table-cell office:value-type="float" office:value="9.2">
            <text:p>9,2</text:p>
          </table:table-cell>
          <table:table-cell office:value-type="float" office:value="9.6">
            <text:p>9,6</text:p>
          </table:table-cell>
          <table:table-cell office:value-type="float" office:value="-0.4">
            <text:p>-0,4</text:p>
          </table:table-cell>
          <table:table-cell office:value-type="float" office:value="1.222">
            <text:p>1,222</text:p>
          </table:table-cell>
          <table:table-cell table:number-columns-repeated="3"/>
        </table:table-row>
        <table:table-row table:style-name="ro2">
          <table:table-cell office:value-type="string">
            <text:p>2004 </text:p>
          </table:table-cell>
          <table:table-cell office:value-type="float" office:value="38173.8">
            <text:p>38173,8</text:p>
          </table:table-cell>
          <table:table-cell office:value-type="float" office:value="356131">
            <text:p>356131</text:p>
          </table:table-cell>
          <table:table-cell office:value-type="float" office:value="363500">
            <text:p>363500</text:p>
          </table:table-cell>
          <table:table-cell office:value-type="float" office:value="-7369">
            <text:p>-7369</text:p>
          </table:table-cell>
          <table:table-cell office:value-type="float" office:value="9.3">
            <text:p>9,3</text:p>
          </table:table-cell>
          <table:table-cell office:value-type="float" office:value="9.5">
            <text:p>9,5</text:p>
          </table:table-cell>
          <table:table-cell office:value-type="float" office:value="-0.2">
            <text:p>-0,2</text:p>
          </table:table-cell>
          <table:table-cell office:value-type="float" office:value="1.227">
            <text:p>1,227</text:p>
          </table:table-cell>
          <table:table-cell table:number-columns-repeated="3"/>
        </table:table-row>
        <table:table-row table:style-name="ro2">
          <table:table-cell office:value-type="string">
            <text:p>2005 </text:p>
          </table:table-cell>
          <table:table-cell office:value-type="float" office:value="38157.1">
            <text:p>38157,1</text:p>
          </table:table-cell>
          <table:table-cell office:value-type="float" office:value="364383">
            <text:p>364383</text:p>
          </table:table-cell>
          <table:table-cell office:value-type="float" office:value="368300">
            <text:p>368300</text:p>
          </table:table-cell>
          <table:table-cell office:value-type="float" office:value="-3883">
            <text:p>-3883</text:p>
          </table:table-cell>
          <table:table-cell office:value-type="float" office:value="9.6">
            <text:p>9,6</text:p>
          </table:table-cell>
          <table:table-cell office:value-type="float" office:value="9.7">
            <text:p>9,7</text:p>
          </table:table-cell>
          <table:table-cell office:value-type="float" office:value="-0.1">
            <text:p>-0,1</text:p>
          </table:table-cell>
          <table:table-cell office:value-type="float" office:value="1.243">
            <text:p>1,243</text:p>
          </table:table-cell>
          <table:table-cell table:number-columns-repeated="3"/>
        </table:table-row>
        <table:table-row table:style-name="ro2">
          <table:table-cell office:value-type="string">
            <text:p>2006 </text:p>
          </table:table-cell>
          <table:table-cell office:value-type="float" office:value="38125.5">
            <text:p>38125,5</text:p>
          </table:table-cell>
          <table:table-cell office:value-type="float" office:value="374244">
            <text:p>374244</text:p>
          </table:table-cell>
          <table:table-cell office:value-type="float" office:value="369700">
            <text:p>369700</text:p>
          </table:table-cell>
          <table:table-cell office:value-type="float" office:value="4544">
            <text:p>4544</text:p>
          </table:table-cell>
          <table:table-cell office:value-type="float" office:value="9.8">
            <text:p>9,8</text:p>
          </table:table-cell>
          <table:table-cell office:value-type="float" office:value="9.7">
            <text:p>9,7</text:p>
          </table:table-cell>
          <table:table-cell office:value-type="float" office:value="0.1">
            <text:p>0,1</text:p>
          </table:table-cell>
          <table:table-cell office:value-type="float" office:value="1.267">
            <text:p>1,267</text:p>
          </table:table-cell>
          <table:table-cell table:number-columns-repeated="3"/>
        </table:table-row>
        <table:table-row table:style-name="ro2">
          <table:table-cell office:value-type="string">
            <text:p>2007 </text:p>
          </table:table-cell>
          <table:table-cell office:value-type="float" office:value="38115.6">
            <text:p>38115,6</text:p>
          </table:table-cell>
          <table:table-cell office:value-type="float" office:value="387873">
            <text:p>387873</text:p>
          </table:table-cell>
          <table:table-cell office:value-type="float" office:value="377200">
            <text:p>377200</text:p>
          </table:table-cell>
          <table:table-cell office:value-type="float" office:value="10673">
            <text:p>10673</text:p>
          </table:table-cell>
          <table:table-cell office:value-type="float" office:value="10.2">
            <text:p>10,2</text:p>
          </table:table-cell>
          <table:table-cell office:value-type="float" office:value="9.9">
            <text:p>9,9</text:p>
          </table:table-cell>
          <table:table-cell office:value-type="float" office:value="0.3">
            <text:p>0,3</text:p>
          </table:table-cell>
          <table:table-cell office:value-type="float" office:value="1.306">
            <text:p>1,306</text:p>
          </table:table-cell>
          <table:table-cell table:number-columns-repeated="3"/>
        </table:table-row>
        <table:table-row table:style-name="ro2">
          <table:table-cell office:value-type="string">
            <text:p>2008 </text:p>
          </table:table-cell>
          <table:table-cell office:value-type="float" office:value="38135.9">
            <text:p>38135,9</text:p>
          </table:table-cell>
          <table:table-cell office:value-type="float" office:value="414499">
            <text:p>414499</text:p>
          </table:table-cell>
          <table:table-cell office:value-type="float" office:value="379400">
            <text:p>379400</text:p>
          </table:table-cell>
          <table:table-cell office:value-type="float" office:value="35099">
            <text:p>35099</text:p>
          </table:table-cell>
          <table:table-cell office:value-type="float" office:value="10.9">
            <text:p>10,9</text:p>
          </table:table-cell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1.39">
            <text:p>1,39</text:p>
          </table:table-cell>
          <table:table-cell table:number-columns-repeated="3"/>
        </table:table-row>
        <table:table-row table:style-name="ro2">
          <table:table-cell office:value-type="string">
            <text:p>2009 </text:p>
          </table:table-cell>
          <table:table-cell office:value-type="float" office:value="38167.3">
            <text:p>38167,3</text:p>
          </table:table-cell>
          <table:table-cell office:value-type="float" office:value="417589">
            <text:p>417589</text:p>
          </table:table-cell>
          <table:table-cell office:value-type="float" office:value="384900">
            <text:p>384900</text:p>
          </table:table-cell>
          <table:table-cell office:value-type="float" office:value="32689">
            <text:p>32689</text:p>
          </table:table-cell>
          <table:table-cell office:value-type="float" office:value="11">
            <text:p>11</text:p>
          </table:table-cell>
          <table:table-cell office:value-type="float" office:value="10.1">
            <text:p>10,1</text:p>
          </table:table-cell>
          <table:table-cell office:value-type="float" office:value="0.9">
            <text:p>0,9</text:p>
          </table:table-cell>
          <table:table-cell office:value-type="float" office:value="1.398">
            <text:p>1,398</text:p>
          </table:table-cell>
          <table:table-cell table:number-columns-repeated="3"/>
        </table:table-row>
        <table:table-row table:style-name="ro2">
          <table:table-cell office:value-type="string">
            <text:p>2010 </text:p>
          </table:table-cell>
          <table:table-cell office:value-type="float" office:value="38529.9">
            <text:p>38529,9</text:p>
          </table:table-cell>
          <table:table-cell office:value-type="float" office:value="413300">
            <text:p>413300</text:p>
          </table:table-cell>
          <table:table-cell office:value-type="float" office:value="378500">
            <text:p>378500</text:p>
          </table:table-cell>
          <table:table-cell office:value-type="float" office:value="34800">
            <text:p>34800</text:p>
          </table:table-cell>
          <table:table-cell office:value-type="float" office:value="10.7">
            <text:p>10,7</text:p>
          </table:table-cell>
          <table:table-cell office:value-type="float" office:value="9.8">
            <text:p>9,8</text:p>
          </table:table-cell>
          <table:table-cell office:value-type="float" office:value="0.9">
            <text:p>0,9</text:p>
          </table:table-cell>
          <table:table-cell office:value-type="float" office:value="1.376">
            <text:p>1,376</text:p>
          </table:table-cell>
          <table:table-cell table:number-columns-repeated="3"/>
        </table:table-row>
        <table:table-row table:style-name="ro2">
          <table:table-cell office:value-type="string">
            <text:p>2011 </text:p>
          </table:table-cell>
          <table:table-cell office:value-type="float" office:value="38538.4">
            <text:p>38538,4</text:p>
          </table:table-cell>
          <table:table-cell office:value-type="float" office:value="388416">
            <text:p>388416</text:p>
          </table:table-cell>
          <table:table-cell office:value-type="float" office:value="375500">
            <text:p>375500</text:p>
          </table:table-cell>
          <table:table-cell office:value-type="float" office:value="12916">
            <text:p>12916</text:p>
          </table:table-cell>
          <table:table-cell office:value-type="float" office:value="10.1">
            <text:p>10,1</text:p>
          </table:table-cell>
          <table:table-cell office:value-type="float" office:value="9.7">
            <text:p>9,7</text:p>
          </table:table-cell>
          <table:table-cell office:value-type="float" office:value="0.3">
            <text:p>0,3</text:p>
          </table:table-cell>
          <table:table-cell office:value-type="float" office:value="1.297">
            <text:p>1,297</text:p>
          </table:table-cell>
          <table:table-cell table:number-columns-repeated="3"/>
        </table:table-row>
        <table:table-row table:style-name="ro2">
          <table:table-cell office:value-type="string">
            <text:p>2012 </text:p>
          </table:table-cell>
          <table:table-cell office:value-type="float" office:value="38533.3">
            <text:p>38533,3</text:p>
          </table:table-cell>
          <table:table-cell office:value-type="float" office:value="386257">
            <text:p>386257</text:p>
          </table:table-cell>
          <table:table-cell office:value-type="float" office:value="384800">
            <text:p>384800</text:p>
          </table:table-cell>
          <table:table-cell office:value-type="float" office:value="1457">
            <text:p>145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299">
            <text:p>1,299</text:p>
          </table:table-cell>
          <table:table-cell table:number-columns-repeated="3"/>
        </table:table-row>
        <table:table-row table:style-name="ro2">
          <table:table-cell office:value-type="string">
            <text:p>2013 </text:p>
          </table:table-cell>
          <table:table-cell office:value-type="float" office:value="38495.7">
            <text:p>38495,7</text:p>
          </table:table-cell>
          <table:table-cell office:value-type="float" office:value="369576">
            <text:p>369576</text:p>
          </table:table-cell>
          <table:table-cell office:value-type="float" office:value="387300">
            <text:p>387300</text:p>
          </table:table-cell>
          <table:table-cell office:value-type="float" office:value="-17724">
            <text:p>-17724</text:p>
          </table:table-cell>
          <table:table-cell office:value-type="float" office:value="9.6">
            <text:p>9,6</text:p>
          </table:table-cell>
          <table:table-cell office:value-type="float" office:value="10.1">
            <text:p>10,1</text:p>
          </table:table-cell>
          <table:table-cell office:value-type="float" office:value="-0.5">
            <text:p>-0,5</text:p>
          </table:table-cell>
          <table:table-cell office:value-type="float" office:value="1.256">
            <text:p>1,256</text:p>
          </table:table-cell>
          <table:table-cell table:number-columns-repeated="3"/>
        </table:table-row>
        <table:table-row table:style-name="ro2">
          <table:table-cell office:value-type="string">
            <text:p>2014 </text:p>
          </table:table-cell>
          <table:table-cell office:value-type="float" office:value="38478.6">
            <text:p>38478,6</text:p>
          </table:table-cell>
          <table:table-cell office:value-type="float" office:value="375160">
            <text:p>375160</text:p>
          </table:table-cell>
          <table:table-cell office:value-type="float" office:value="376500">
            <text:p>376500</text:p>
          </table:table-cell>
          <table:table-cell office:value-type="float" office:value="-1340">
            <text:p>-1340</text:p>
          </table:table-cell>
          <table:table-cell office:value-type="float" office:value="9.7">
            <text:p>9,7</text:p>
          </table:table-cell>
          <table:table-cell office:value-type="float" office:value="9.8">
            <text:p>9,8</text:p>
          </table:table-cell>
          <table:table-cell office:value-type="float" office:value="-0.1">
            <text:p>-0,1</text:p>
          </table:table-cell>
          <table:table-cell office:value-type="float" office:value="1.29">
            <text:p>1,29</text:p>
          </table:table-cell>
          <table:table-cell table:number-columns-repeated="3"/>
        </table:table-row>
        <table:table-row table:style-name="ro2">
          <table:table-cell office:value-type="string">
            <text:p>2015 </text:p>
          </table:table-cell>
          <table:table-cell office:value-type="float" office:value="38437.2">
            <text:p>38437,2</text:p>
          </table:table-cell>
          <table:table-cell office:value-type="float" office:value="369308">
            <text:p>369308</text:p>
          </table:table-cell>
          <table:table-cell office:value-type="float" office:value="394921">
            <text:p>394921</text:p>
          </table:table-cell>
          <table:table-cell office:value-type="float" office:value="-25613">
            <text:p>-25613</text:p>
          </table:table-cell>
          <table:table-cell office:value-type="float" office:value="9.6">
            <text:p>9,6</text:p>
          </table:table-cell>
          <table:table-cell office:value-type="float" office:value="10.3">
            <text:p>10,3</text:p>
          </table:table-cell>
          <table:table-cell office:value-type="float" office:value="-0.7">
            <text:p>-0,7</text:p>
          </table:table-cell>
          <table:table-cell office:value-type="float" office:value="1.289">
            <text:p>1,289</text:p>
          </table:table-cell>
          <table:table-cell office:value-type="float" office:value="12330">
            <text:p>12330</text:p>
          </table:table-cell>
          <table:table-cell office:value-type="float" office:value="28080">
            <text:p>28080</text:p>
          </table:table-cell>
          <table:table-cell office:value-type="float" office:value="-15750">
            <text:p>-15750</text:p>
          </table:table-cell>
        </table:table-row>
        <table:table-row table:style-name="ro2">
          <table:table-cell office:value-type="string">
            <text:p>2016[34] </text:p>
          </table:table-cell>
          <table:table-cell office:value-type="float" office:value="38433">
            <text:p>38433</text:p>
          </table:table-cell>
          <table:table-cell office:value-type="float" office:value="382257">
            <text:p>382257</text:p>
          </table:table-cell>
          <table:table-cell office:value-type="float" office:value="388009">
            <text:p>388009</text:p>
          </table:table-cell>
          <table:table-cell office:value-type="float" office:value="-5752">
            <text:p>-5752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office:value-type="float" office:value="-0.2">
            <text:p>-0,2</text:p>
          </table:table-cell>
          <table:table-cell office:value-type="string">
            <text:p>1.357[35] </text:p>
          </table:table-cell>
          <table:table-cell office:value-type="float" office:value="13475">
            <text:p>13475</text:p>
          </table:table-cell>
          <table:table-cell office:value-type="float" office:value="11970">
            <text:p>11970</text:p>
          </table:table-cell>
          <table:table-cell office:value-type="float" office:value="1505">
            <text:p>1505</text:p>
          </table:table-cell>
        </table:table-row>
        <table:table-row table:style-name="ro2">
          <table:table-cell office:value-type="string">
            <text:p>2017[36] </text:p>
          </table:table-cell>
          <table:table-cell office:value-type="float" office:value="38434">
            <text:p>38434</text:p>
          </table:table-cell>
          <table:table-cell office:value-type="float" office:value="402000">
            <text:p>402000</text:p>
          </table:table-cell>
          <table:table-cell office:value-type="float" office:value="402852">
            <text:p>402852</text:p>
          </table:table-cell>
          <table:table-cell office:value-type="float" office:value="-852">
            <text:p>-852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0">
            <text:p>0</text:p>
          </table:table-cell>
          <table:table-cell office:value-type="float" office:value="1.45">
            <text:p>1,45</text:p>
          </table:table-cell>
          <table:table-cell office:value-type="float" office:value="13324">
            <text:p>13324</text:p>
          </table:table-cell>
          <table:table-cell office:value-type="float" office:value="11888">
            <text:p>11888</text:p>
          </table:table-cell>
          <table:table-cell office:value-type="float" office:value="1434">
            <text:p>1434</text:p>
          </table:table-cell>
        </table:table-row>
        <table:table-row table:style-name="ro2">
          <table:table-cell office:value-type="string">
            <text:p>2018[37] </text:p>
          </table:table-cell>
          <table:table-cell office:value-type="float" office:value="38411">
            <text:p>38411</text:p>
          </table:table-cell>
          <table:table-cell office:value-type="float" office:value="388200">
            <text:p>388200</text:p>
          </table:table-cell>
          <table:table-cell office:value-type="float" office:value="414200">
            <text:p>414200</text:p>
          </table:table-cell>
          <table:table-cell office:value-type="float" office:value="-25789">
            <text:p>-25789</text:p>
          </table:table-cell>
          <table:table-cell office:value-type="float" office:value="10.1">
            <text:p>10,1</text:p>
          </table:table-cell>
          <table:table-cell office:value-type="float" office:value="10.8">
            <text:p>10,8</text:p>
          </table:table-cell>
          <table:table-cell office:value-type="float" office:value="-0.7">
            <text:p>-0,7</text:p>
          </table:table-cell>
          <table:table-cell office:value-type="float" office:value="1.435">
            <text:p>1,435</text:p>
          </table:table-cell>
          <table:table-cell office:value-type="float" office:value="15461">
            <text:p>15461</text:p>
          </table:table-cell>
          <table:table-cell office:value-type="float" office:value="11849">
            <text:p>11849</text:p>
          </table:table-cell>
          <table:table-cell office:value-type="float" office:value="3612">
            <text:p>3612</text:p>
          </table:table-cell>
        </table:table-row>
        <table:table-row table:style-name="ro2">
          <table:table-cell office:value-type="string">
            <text:p>2019[38] </text:p>
          </table:table-cell>
          <table:table-cell office:value-type="float" office:value="38383">
            <text:p>38383</text:p>
          </table:table-cell>
          <table:table-cell office:value-type="float" office:value="374800">
            <text:p>374800</text:p>
          </table:table-cell>
          <table:table-cell office:value-type="float" office:value="409709">
            <text:p>409709</text:p>
          </table:table-cell>
          <table:table-cell office:value-type="float" office:value="-34909">
            <text:p>-34909</text:p>
          </table:table-cell>
          <table:table-cell office:value-type="float" office:value="9.8">
            <text:p>9,8</text:p>
          </table:table-cell>
          <table:table-cell office:value-type="float" office:value="10.7">
            <text:p>10,7</text:p>
          </table:table-cell>
          <table:table-cell office:value-type="float" office:value="-0.9">
            <text:p>-0,9</text:p>
          </table:table-cell>
          <table:table-cell office:value-type="float" office:value="1.419">
            <text:p>1,419</text:p>
          </table:table-cell>
          <table:table-cell office:value-type="float" office:value="16900">
            <text:p>16900</text:p>
          </table:table-cell>
          <table:table-cell office:value-type="float" office:value="10700">
            <text:p>10700</text:p>
          </table:table-cell>
          <table:table-cell office:value-type="float" office:value="6200">
            <text:p>6200</text:p>
          </table:table-cell>
        </table:table-row>
        <table:table-row table:style-name="ro2">
          <table:table-cell office:value-type="string">
            <text:p>2020[39] </text:p>
          </table:table-cell>
          <table:table-cell office:value-type="float" office:value="38268">
            <text:p>38268</text:p>
          </table:table-cell>
          <table:table-cell office:value-type="float" office:value="354700">
            <text:p>354700</text:p>
          </table:table-cell>
          <table:table-cell office:value-type="float" office:value="477335">
            <text:p>477335</text:p>
          </table:table-cell>
          <table:table-cell office:value-type="float" office:value="-122635">
            <text:p>-122635</text:p>
          </table:table-cell>
          <table:table-cell office:value-type="float" office:value="9.2">
            <text:p>9,2</text:p>
          </table:table-cell>
          <table:table-cell office:value-type="float" office:value="12.4">
            <text:p>12,4</text:p>
          </table:table-cell>
          <table:table-cell office:value-type="float" office:value="-3.2">
            <text:p>-3,2</text:p>
          </table:table-cell>
          <table:table-cell office:value-type="float" office:value="1.378">
            <text:p>1,378</text:p>
          </table:table-cell>
          <table:table-cell table:number-columns-repeated="2"/>
          <table:table-cell office:value-type="float" office:value="7000">
            <text:p>7000</text:p>
          </table:table-cell>
        </table:table-row>
        <table:table-row table:style-name="ro2">
          <table:table-cell office:value-type="string">
            <text:p>2021[40][41] </text:p>
          </table:table-cell>
          <table:table-cell office:value-type="float" office:value="38081">
            <text:p>38081</text:p>
          </table:table-cell>
          <table:table-cell office:value-type="float" office:value="331000">
            <text:p>331000</text:p>
          </table:table-cell>
          <table:table-cell office:value-type="float" office:value="519000">
            <text:p>519000</text:p>
          </table:table-cell>
          <table:table-cell office:value-type="float" office:value="-188000">
            <text:p>-188000</text:p>
          </table:table-cell>
          <table:table-cell office:value-type="float" office:value="8.7">
            <text:p>8,7</text:p>
          </table:table-cell>
          <table:table-cell office:value-type="float" office:value="13.6">
            <text:p>13,6</text:p>
          </table:table-cell>
          <table:table-cell office:value-type="float" office:value="-4.9">
            <text:p>-4,9</text:p>
          </table:table-cell>
          <table:table-cell table:number-columns-repeated="4"/>
        </table:table-row>
        <table:table-row table:style-name="ro2">
          <table:table-cell office:value-type="string">
            <text:p>2022[42][43] </text:p>
          </table:table-cell>
          <table:table-cell office:value-type="float" office:value="37938">
            <text:p>37938</text:p>
          </table:table-cell>
          <table:table-cell office:value-type="float" office:value="305100">
            <text:p>305100</text:p>
          </table:table-cell>
          <table:table-cell office:value-type="float" office:value="448400">
            <text:p>448400</text:p>
          </table:table-cell>
          <table:table-cell office:value-type="float" office:value="-143300">
            <text:p>-143300</text:p>
          </table:table-cell>
          <table:table-cell office:value-type="float" office:value="8.1">
            <text:p>8,1</text:p>
          </table:table-cell>
          <table:table-cell office:value-type="float" office:value="11.9">
            <text:p>11,9</text:p>
          </table:table-cell>
          <table:table-cell office:value-type="float" office:value="-3.8">
            <text:p>-3,8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4">14.08.2023</text:date>, <text:time>09:38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4T09:38:36.64</dc:date>
    <dc:creator>Andrzej Bystrzycki</dc:creator>
    <meta:document-statistic meta:table-count="1" meta:cell-count="717" meta:object-count="0"/>
    <meta:generator>OpenOffice.org/3.3$Win32 OpenOffice.org_project/330m20$Build-9567</meta:generator>
  </office:meta>
</office:document-meta>
</file>